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801cm"/>
    </style:style>
    <style:style style:name="co2" style:family="table-column">
      <style:table-column-properties fo:break-before="auto" style:column-width="3.466cm"/>
    </style:style>
    <style:style style:name="co3" style:family="table-column">
      <style:table-column-properties fo:break-before="auto" style:column-width="3.085cm"/>
    </style:style>
    <style:style style:name="co4" style:family="table-column">
      <style:table-column-properties fo:break-before="auto" style:column-width="1.452cm"/>
    </style:style>
    <style:style style:name="co5" style:family="table-column">
      <style:table-column-properties fo:break-before="auto" style:column-width="1.588cm"/>
    </style:style>
    <style:style style:name="co6" style:family="table-column">
      <style:table-column-properties fo:break-before="auto" style:column-width="1.559cm"/>
    </style:style>
    <style:style style:name="co7" style:family="table-column">
      <style:table-column-properties fo:break-before="auto" style:column-width="2.323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erf" table:style-name="ta1">
        <table:shapes>
          <draw:frame draw:z-index="0" draw:style-name="gr1" draw:text-style-name="P1" svg:width="19.132cm" svg:height="10.572cm" svg:x="0.212cm" svg:y="8.844cm">
            <draw:object draw:notify-on-update-of-ranges="perf.A1:perf.A1 perf.A2:perf.A9 perf.B1:perf.B1 perf.B2:perf.B9 perf.C1:perf.C1 perf.C2:perf.C9 perf.D1:perf.D1 perf.D2:perf.D9 perf.E1:perf.E1 perf.E2:perf.E9 perf.F1:perf.F1 perf.F2:perf.F9 perf.G1:perf.G1 perf.G2:perf.G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27.559cm" svg:height="10.387cm" svg:x="20.384cm" svg:y="9.057cm">
            <draw:object draw:notify-on-update-of-ranges="perf.A1:perf.A1 perf.A2:perf.A9 perf.B1:perf.B1 perf.B2:perf.B9 perf.C1:perf.C1 perf.C2:perf.C9 perf.D1:perf.D1 perf.D2:perf.D9 perf.E1:perf.E1 perf.E2:perf.E9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function</text:p>
          </table:table-cell>
          <table:table-cell office:value-type="string" calcext:value-type="string">
            <text:p><text:s/>d_cache_accesses</text:p>
          </table:table-cell>
          <table:table-cell office:value-type="string" calcext:value-type="string">
            <text:p><text:s/>d_cache_misses</text:p>
          </table:table-cell>
          <table:table-cell office:value-type="string" calcext:value-type="string">
            <text:p><text:s/>d_load</text:p>
          </table:table-cell>
          <table:table-cell office:value-type="string" calcext:value-type="string">
            <text:p><text:s/>d_store</text:p>
          </table:table-cell>
          <table:table-cell office:value-type="string" calcext:value-type="string">
            <text:p><text:s/>i_count</text:p>
          </table:table-cell>
          <table:table-cell office:value-type="string" calcext:value-type="string">
            <text:p><text:s/>cycle_count</text:p>
          </table:table-cell>
        </table:table-row>
        <table:table-row table:style-name="ro1">
          <table:table-cell office:value-type="string" calcext:value-type="string">
            <text:p>processInput </text:p>
          </table:table-cell>
          <table:table-cell office:value-type="float" office:value="637259" calcext:value-type="float">
            <text:p>637259</text:p>
          </table:table-cell>
          <table:table-cell office:value-type="float" office:value="9220" calcext:value-type="float">
            <text:p>9220</text:p>
          </table:table-cell>
          <table:table-cell office:value-type="float" office:value="520851" calcext:value-type="float">
            <text:p>520851</text:p>
          </table:table-cell>
          <table:table-cell office:value-type="float" office:value="33492" calcext:value-type="float">
            <text:p>33492</text:p>
          </table:table-cell>
          <table:table-cell office:value-type="float" office:value="1731593" calcext:value-type="float">
            <text:p>1731593</text:p>
          </table:table-cell>
          <table:table-cell office:value-type="float" office:value="2358461" calcext:value-type="float">
            <text:p>2358461</text:p>
          </table:table-cell>
        </table:table-row>
        <table:table-row table:style-name="ro1">
          <table:table-cell office:value-type="string" calcext:value-type="string">
            <text:p>propagate </text:p>
          </table:table-cell>
          <table:table-cell office:value-type="float" office:value="639521" calcext:value-type="float">
            <text:p>639521</text:p>
          </table:table-cell>
          <table:table-cell office:value-type="float" office:value="9222" calcext:value-type="float">
            <text:p>9222</text:p>
          </table:table-cell>
          <table:table-cell office:value-type="float" office:value="520846" calcext:value-type="float">
            <text:p>520846</text:p>
          </table:table-cell>
          <table:table-cell office:value-type="float" office:value="33489" calcext:value-type="float">
            <text:p>33489</text:p>
          </table:table-cell>
          <table:table-cell office:value-type="float" office:value="1731569" calcext:value-type="float">
            <text:p>1731569</text:p>
          </table:table-cell>
          <table:table-cell office:value-type="float" office:value="2353740" calcext:value-type="float">
            <text:p>2353740</text:p>
          </table:table-cell>
        </table:table-row>
        <table:table-row table:style-name="ro1">
          <table:table-cell office:value-type="string" calcext:value-type="string">
            <text:p>processInputLoop 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convcellPropagate1 </text:p>
          </table:table-cell>
          <table:table-cell office:value-type="float" office:value="305288" calcext:value-type="float">
            <text:p>305288</text:p>
          </table:table-cell>
          <table:table-cell office:value-type="float" office:value="63" calcext:value-type="float">
            <text:p>63</text:p>
          </table:table-cell>
          <table:table-cell office:value-type="float" office:value="110352" calcext:value-type="float">
            <text:p>110352</text:p>
          </table:table-cell>
          <table:table-cell office:value-type="float" office:value="48527" calcext:value-type="float">
            <text:p>48527</text:p>
          </table:table-cell>
          <table:table-cell office:value-type="float" office:value="245807" calcext:value-type="float">
            <text:p>245807</text:p>
          </table:table-cell>
          <table:table-cell office:value-type="float" office:value="424087" calcext:value-type="float">
            <text:p>424087</text:p>
          </table:table-cell>
        </table:table-row>
        <table:table-row table:style-name="ro1">
          <table:table-cell office:value-type="string" calcext:value-type="string">
            <text:p>convcellPropagate1(2ndCall)</text:p>
          </table:table-cell>
          <table:table-cell office:value-type="float" office:value="316406" calcext:value-type="float">
            <text:p>316406</text:p>
          </table:table-cell>
          <table:table-cell office:value-type="float" office:value="5322" calcext:value-type="float">
            <text:p>5322</text:p>
          </table:table-cell>
          <table:table-cell office:value-type="float" office:value="308436" calcext:value-type="float">
            <text:p>308436</text:p>
          </table:table-cell>
          <table:table-cell office:value-type="float" office:value="875" calcext:value-type="float">
            <text:p>875</text:p>
          </table:table-cell>
          <table:table-cell office:value-type="float" office:value="1098807" calcext:value-type="float">
            <text:p>1098807</text:p>
          </table:table-cell>
          <table:table-cell office:value-type="float" office:value="1469408" calcext:value-type="float">
            <text:p>1469408</text:p>
          </table:table-cell>
        </table:table-row>
        <table:table-row table:style-name="ro1">
          <table:table-cell office:value-type="string" calcext:value-type="string">
            <text:p>fccellPropagateUDATA_T </text:p>
          </table:table-cell>
          <table:table-cell office:value-type="float" office:value="117621" calcext:value-type="float">
            <text:p>117621</text:p>
          </table:table-cell>
          <table:table-cell office:value-type="float" office:value="3858" calcext:value-type="float">
            <text:p>3858</text:p>
          </table:table-cell>
          <table:table-cell office:value-type="float" office:value="115350" calcext:value-type="float">
            <text:p>115350</text:p>
          </table:table-cell>
          <table:table-cell office:value-type="float" office:value="156" calcext:value-type="float">
            <text:p>156</text:p>
          </table:table-cell>
          <table:table-cell office:value-type="float" office:value="408312" calcext:value-type="float">
            <text:p>408312</text:p>
          </table:table-cell>
          <table:table-cell office:value-type="float" office:value="560070" calcext:value-type="float">
            <text:p>560070</text:p>
          </table:table-cell>
        </table:table-row>
        <table:table-row table:style-name="ro1">
          <table:table-cell office:value-type="string" calcext:value-type="string">
            <text:p>fccellPropagateDATA_T </text:p>
          </table:table-cell>
          <table:table-cell office:value-type="float" office:value="3167" calcext:value-type="float">
            <text:p>3167</text:p>
          </table:table-cell>
          <table:table-cell office:value-type="float" office:value="110" calcext:value-type="float">
            <text:p>110</text:p>
          </table:table-cell>
          <table:table-cell office:value-type="float" office:value="3010" calcext:value-type="float">
            <text:p>3010</text:p>
          </table:table-cell>
          <table:table-cell office:value-type="float" office:value="15" calcext:value-type="float">
            <text:p>15</text:p>
          </table:table-cell>
          <table:table-cell office:value-type="float" office:value="10650" calcext:value-type="float">
            <text:p>10650</text:p>
          </table:table-cell>
          <table:table-cell office:value-type="float" office:value="14739" calcext:value-type="float">
            <text:p>14739</text:p>
          </table:table-cell>
        </table:table-row>
        <table:table-row table:style-name="ro1">
          <table:table-cell office:value-type="string" calcext:value-type="string">
            <text:p>maxPropagate1 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  <table:table-cell office:value-type="float" office:value="144" calcext:value-type="float">
            <text:p>14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3-03T13:32:57.646018807</dc:date>
    <meta:editing-duration>PT39S</meta:editing-duration>
    <meta:editing-cycles>1</meta:editing-cycles>
    <meta:document-statistic meta:table-count="1" meta:cell-count="63" meta:object-count="2"/>
    <meta:generator>LibreOffice/7.3.7.2$Linux_X86_64 LibreOffice_project/3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9.133cm" svg:height="10.573cm" xlink:href=".." xlink:type="simple" chart:class="chart:bar" chart:style-name="ch1">
        <chart:legend chart:legend-position="end" svg:x="15.309cm" svg:y="3.742cm" style:legend-expansion="high" chart:style-name="ch2"/>
        <chart:plot-area chart:style-name="ch3" table:cell-range-address="perf.A1:perf.G9" chart:data-source-has-labels="both" svg:x="0.382cm" svg:y="0.211cm" svg:width="14.545cm" svg:height="10.151cm">
          <chart:coordinate-region svg:x="1.929cm" svg:y="0.41cm" svg:width="12.998cm" svg:height="6.334cm"/>
          <chart:axis chart:dimension="x" chart:name="primary-x" chart:style-name="ch4" chartooo:axis-type="auto">
            <chartooo:date-scale/>
            <chart:categories table:cell-range-address="perf.A2:perf.A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erf.B2:perf.B9" chart:label-cell-address="perf.B1:perf.B1" chart:class="chart:bar">
            <chart:data-point chart:repeated="8"/>
          </chart:series>
          <chart:series chart:style-name="ch8" chart:values-cell-range-address="perf.C2:perf.C9" chart:label-cell-address="perf.C1:perf.C1" chart:class="chart:bar">
            <chart:data-point chart:repeated="8"/>
          </chart:series>
          <chart:series chart:style-name="ch9" chart:values-cell-range-address="perf.D2:perf.D9" chart:label-cell-address="perf.D1:perf.D1" chart:class="chart:bar">
            <chart:data-point chart:repeated="8"/>
          </chart:series>
          <chart:series chart:style-name="ch10" chart:values-cell-range-address="perf.E2:perf.E9" chart:label-cell-address="perf.E1:perf.E1" chart:class="chart:bar">
            <chart:data-point chart:repeated="8"/>
          </chart:series>
          <chart:series chart:style-name="ch11" chart:values-cell-range-address="perf.F2:perf.F9" chart:label-cell-address="perf.F1:perf.F1" chart:class="chart:bar">
            <chart:data-point chart:repeated="8"/>
          </chart:series>
          <chart:series chart:style-name="ch12" chart:values-cell-range-address="perf.G2:perf.G9" chart:label-cell-address="perf.G1:perf.G1" chart:class="chart:bar"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d_cache_accesses</text:p>
                <draw:g>
                  <svg:desc>perf.B1:perf.B1</svg:desc>
                </draw:g>
              </table:table-cell>
              <table:table-cell office:value-type="string">
                <text:p> d_cache_misses</text:p>
                <draw:g>
                  <svg:desc>perf.C1:perf.C1</svg:desc>
                </draw:g>
              </table:table-cell>
              <table:table-cell office:value-type="string">
                <text:p> d_load</text:p>
                <draw:g>
                  <svg:desc>perf.D1:perf.D1</svg:desc>
                </draw:g>
              </table:table-cell>
              <table:table-cell office:value-type="string">
                <text:p> d_store</text:p>
                <draw:g>
                  <svg:desc>perf.E1:perf.E1</svg:desc>
                </draw:g>
              </table:table-cell>
              <table:table-cell office:value-type="string">
                <text:p> i_count</text:p>
                <draw:g>
                  <svg:desc>perf.F1:perf.F1</svg:desc>
                </draw:g>
              </table:table-cell>
              <table:table-cell office:value-type="string">
                <text:p> cycle_count</text:p>
                <draw:g>
                  <svg:desc>perf.G1:perf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rocessInput </text:p>
                <draw:g>
                  <svg:desc>perf.A2:perf.A9</svg:desc>
                </draw:g>
              </table:table-cell>
              <table:table-cell office:value-type="float" office:value="637259">
                <text:p>637259</text:p>
                <draw:g>
                  <svg:desc>perf.B2:perf.B9</svg:desc>
                </draw:g>
              </table:table-cell>
              <table:table-cell office:value-type="float" office:value="9220">
                <text:p>9220</text:p>
                <draw:g>
                  <svg:desc>perf.C2:perf.C9</svg:desc>
                </draw:g>
              </table:table-cell>
              <table:table-cell office:value-type="float" office:value="520851">
                <text:p>520851</text:p>
                <draw:g>
                  <svg:desc>perf.D2:perf.D9</svg:desc>
                </draw:g>
              </table:table-cell>
              <table:table-cell office:value-type="float" office:value="33492">
                <text:p>33492</text:p>
                <draw:g>
                  <svg:desc>perf.E2:perf.E9</svg:desc>
                </draw:g>
              </table:table-cell>
              <table:table-cell office:value-type="float" office:value="1731593">
                <text:p>1731593</text:p>
                <draw:g>
                  <svg:desc>perf.F2:perf.F9</svg:desc>
                </draw:g>
              </table:table-cell>
              <table:table-cell office:value-type="float" office:value="2358461">
                <text:p>2358461</text:p>
                <draw:g>
                  <svg:desc>perf.G2:perf.G9</svg:desc>
                </draw:g>
              </table:table-cell>
            </table:table-row>
            <table:table-row>
              <table:table-cell office:value-type="string">
                <text:p>propagate </text:p>
              </table:table-cell>
              <table:table-cell office:value-type="float" office:value="639521">
                <text:p>639521</text:p>
              </table:table-cell>
              <table:table-cell office:value-type="float" office:value="9222">
                <text:p>9222</text:p>
              </table:table-cell>
              <table:table-cell office:value-type="float" office:value="520846">
                <text:p>520846</text:p>
              </table:table-cell>
              <table:table-cell office:value-type="float" office:value="33489">
                <text:p>33489</text:p>
              </table:table-cell>
              <table:table-cell office:value-type="float" office:value="1731569">
                <text:p>1731569</text:p>
              </table:table-cell>
              <table:table-cell office:value-type="float" office:value="2353740">
                <text:p>2353740</text:p>
              </table:table-cell>
            </table:table-row>
            <table:table-row>
              <table:table-cell office:value-type="string">
                <text:p>processInputLoop 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convcellPropagate1 </text:p>
              </table:table-cell>
              <table:table-cell office:value-type="float" office:value="305288">
                <text:p>305288</text:p>
              </table:table-cell>
              <table:table-cell office:value-type="float" office:value="63">
                <text:p>63</text:p>
              </table:table-cell>
              <table:table-cell office:value-type="float" office:value="110352">
                <text:p>110352</text:p>
              </table:table-cell>
              <table:table-cell office:value-type="float" office:value="48527">
                <text:p>48527</text:p>
              </table:table-cell>
              <table:table-cell office:value-type="float" office:value="245807">
                <text:p>245807</text:p>
              </table:table-cell>
              <table:table-cell office:value-type="float" office:value="424087">
                <text:p>424087</text:p>
              </table:table-cell>
            </table:table-row>
            <table:table-row>
              <table:table-cell office:value-type="string">
                <text:p>convcellPropagate1(2ndCall)</text:p>
              </table:table-cell>
              <table:table-cell office:value-type="float" office:value="316406">
                <text:p>316406</text:p>
              </table:table-cell>
              <table:table-cell office:value-type="float" office:value="5322">
                <text:p>5322</text:p>
              </table:table-cell>
              <table:table-cell office:value-type="float" office:value="308436">
                <text:p>308436</text:p>
              </table:table-cell>
              <table:table-cell office:value-type="float" office:value="875">
                <text:p>875</text:p>
              </table:table-cell>
              <table:table-cell office:value-type="float" office:value="1098807">
                <text:p>1098807</text:p>
              </table:table-cell>
              <table:table-cell office:value-type="float" office:value="1469408">
                <text:p>1469408</text:p>
              </table:table-cell>
            </table:table-row>
            <table:table-row>
              <table:table-cell office:value-type="string">
                <text:p>fccellPropagateUDATA_T </text:p>
              </table:table-cell>
              <table:table-cell office:value-type="float" office:value="117621">
                <text:p>117621</text:p>
              </table:table-cell>
              <table:table-cell office:value-type="float" office:value="3858">
                <text:p>3858</text:p>
              </table:table-cell>
              <table:table-cell office:value-type="float" office:value="115350">
                <text:p>115350</text:p>
              </table:table-cell>
              <table:table-cell office:value-type="float" office:value="156">
                <text:p>156</text:p>
              </table:table-cell>
              <table:table-cell office:value-type="float" office:value="408312">
                <text:p>408312</text:p>
              </table:table-cell>
              <table:table-cell office:value-type="float" office:value="560070">
                <text:p>560070</text:p>
              </table:table-cell>
            </table:table-row>
            <table:table-row>
              <table:table-cell office:value-type="string">
                <text:p>fccellPropagateDATA_T </text:p>
              </table:table-cell>
              <table:table-cell office:value-type="float" office:value="3167">
                <text:p>3167</text:p>
              </table:table-cell>
              <table:table-cell office:value-type="float" office:value="110">
                <text:p>110</text:p>
              </table:table-cell>
              <table:table-cell office:value-type="float" office:value="3010">
                <text:p>3010</text:p>
              </table:table-cell>
              <table:table-cell office:value-type="float" office:value="15">
                <text:p>15</text:p>
              </table:table-cell>
              <table:table-cell office:value-type="float" office:value="10650">
                <text:p>10650</text:p>
              </table:table-cell>
              <table:table-cell office:value-type="float" office:value="14739">
                <text:p>14739</text:p>
              </table:table-cell>
            </table:table-row>
            <table:table-row>
              <table:table-cell office:value-type="string">
                <text:p>maxPropagate1 </text:p>
              </table:table-cell>
              <table:table-cell office:value-type="float" office:value="12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34">
                <text:p>34</text:p>
              </table:table-cell>
              <table:table-cell office:value-type="float" office:value="144">
                <text:p>14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7.56cm" svg:height="10.388cm" xlink:href=".." xlink:type="simple" chart:class="chart:bar" chart:style-name="ch1">
        <chart:legend chart:legend-position="end" svg:x="23.736cm" svg:y="4.148cm" style:legend-expansion="high" chart:style-name="ch2"/>
        <chart:plot-area chart:style-name="ch3" table:cell-range-address="perf.A1:perf.E9" chart:data-source-has-labels="both" svg:x="0.551cm" svg:y="0.207cm" svg:width="22.634cm" svg:height="9.974cm">
          <chart:coordinate-region svg:x="1.913cm" svg:y="0.406cm" svg:width="21.272cm" svg:height="6.157cm"/>
          <chart:axis chart:dimension="x" chart:name="primary-x" chart:style-name="ch4" chartooo:axis-type="auto">
            <chartooo:date-scale/>
            <chart:categories table:cell-range-address="perf.A2:perf.A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erf.B2:perf.B9" chart:label-cell-address="perf.B1:perf.B1" chart:class="chart:bar">
            <chart:data-point chart:repeated="8"/>
          </chart:series>
          <chart:series chart:style-name="ch8" chart:values-cell-range-address="perf.C2:perf.C9" chart:label-cell-address="perf.C1:perf.C1" chart:class="chart:bar">
            <chart:data-point chart:repeated="8"/>
          </chart:series>
          <chart:series chart:style-name="ch9" chart:values-cell-range-address="perf.D2:perf.D9" chart:label-cell-address="perf.D1:perf.D1" chart:class="chart:bar">
            <chart:data-point chart:repeated="8"/>
          </chart:series>
          <chart:series chart:style-name="ch10" chart:values-cell-range-address="perf.E2:perf.E9" chart:label-cell-address="perf.E1:perf.E1" chart:class="chart:bar"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d_cache_accesses</text:p>
                <draw:g>
                  <svg:desc>perf.B1:perf.B1</svg:desc>
                </draw:g>
              </table:table-cell>
              <table:table-cell office:value-type="string">
                <text:p> d_cache_misses</text:p>
                <draw:g>
                  <svg:desc>perf.C1:perf.C1</svg:desc>
                </draw:g>
              </table:table-cell>
              <table:table-cell office:value-type="string">
                <text:p> d_load</text:p>
                <draw:g>
                  <svg:desc>perf.D1:perf.D1</svg:desc>
                </draw:g>
              </table:table-cell>
              <table:table-cell office:value-type="string">
                <text:p> d_store</text:p>
                <draw:g>
                  <svg:desc>perf.E1:perf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rocessInput </text:p>
                <draw:g>
                  <svg:desc>perf.A2:perf.A9</svg:desc>
                </draw:g>
              </table:table-cell>
              <table:table-cell office:value-type="float" office:value="637259">
                <text:p>637259</text:p>
                <draw:g>
                  <svg:desc>perf.B2:perf.B9</svg:desc>
                </draw:g>
              </table:table-cell>
              <table:table-cell office:value-type="float" office:value="9220">
                <text:p>9220</text:p>
                <draw:g>
                  <svg:desc>perf.C2:perf.C9</svg:desc>
                </draw:g>
              </table:table-cell>
              <table:table-cell office:value-type="float" office:value="520851">
                <text:p>520851</text:p>
                <draw:g>
                  <svg:desc>perf.D2:perf.D9</svg:desc>
                </draw:g>
              </table:table-cell>
              <table:table-cell office:value-type="float" office:value="33492">
                <text:p>33492</text:p>
                <draw:g>
                  <svg:desc>perf.E2:perf.E9</svg:desc>
                </draw:g>
              </table:table-cell>
            </table:table-row>
            <table:table-row>
              <table:table-cell office:value-type="string">
                <text:p>propagate </text:p>
              </table:table-cell>
              <table:table-cell office:value-type="float" office:value="639521">
                <text:p>639521</text:p>
              </table:table-cell>
              <table:table-cell office:value-type="float" office:value="9222">
                <text:p>9222</text:p>
              </table:table-cell>
              <table:table-cell office:value-type="float" office:value="520846">
                <text:p>520846</text:p>
              </table:table-cell>
              <table:table-cell office:value-type="float" office:value="33489">
                <text:p>33489</text:p>
              </table:table-cell>
            </table:table-row>
            <table:table-row>
              <table:table-cell office:value-type="string">
                <text:p>processInputLoop 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convcellPropagate1 </text:p>
              </table:table-cell>
              <table:table-cell office:value-type="float" office:value="305288">
                <text:p>305288</text:p>
              </table:table-cell>
              <table:table-cell office:value-type="float" office:value="63">
                <text:p>63</text:p>
              </table:table-cell>
              <table:table-cell office:value-type="float" office:value="110352">
                <text:p>110352</text:p>
              </table:table-cell>
              <table:table-cell office:value-type="float" office:value="48527">
                <text:p>48527</text:p>
              </table:table-cell>
            </table:table-row>
            <table:table-row>
              <table:table-cell office:value-type="string">
                <text:p>convcellPropagate1(2ndCall)</text:p>
              </table:table-cell>
              <table:table-cell office:value-type="float" office:value="316406">
                <text:p>316406</text:p>
              </table:table-cell>
              <table:table-cell office:value-type="float" office:value="5322">
                <text:p>5322</text:p>
              </table:table-cell>
              <table:table-cell office:value-type="float" office:value="308436">
                <text:p>308436</text:p>
              </table:table-cell>
              <table:table-cell office:value-type="float" office:value="875">
                <text:p>875</text:p>
              </table:table-cell>
            </table:table-row>
            <table:table-row>
              <table:table-cell office:value-type="string">
                <text:p>fccellPropagateUDATA_T </text:p>
              </table:table-cell>
              <table:table-cell office:value-type="float" office:value="117621">
                <text:p>117621</text:p>
              </table:table-cell>
              <table:table-cell office:value-type="float" office:value="3858">
                <text:p>3858</text:p>
              </table:table-cell>
              <table:table-cell office:value-type="float" office:value="115350">
                <text:p>115350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fccellPropagateDATA_T </text:p>
              </table:table-cell>
              <table:table-cell office:value-type="float" office:value="3167">
                <text:p>3167</text:p>
              </table:table-cell>
              <table:table-cell office:value-type="float" office:value="110">
                <text:p>110</text:p>
              </table:table-cell>
              <table:table-cell office:value-type="float" office:value="3010">
                <text:p>301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maxPropagate1 </text:p>
              </table:table-cell>
              <table:table-cell office:value-type="float" office:value="12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6">
                <text:p>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